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18947" calcext:value-type="float">
            <text:p>118947</text:p>
          </table:table-cell>
          <table:table-cell office:value-type="float" office:value="106938" calcext:value-type="float">
            <text:p>106938</text:p>
          </table:table-cell>
        </table:table-row>
        <table:table-row table:style-name="ro1">
          <table:table-cell office:value-type="float" office:value="128059" calcext:value-type="float">
            <text:p>128059</text:p>
          </table:table-cell>
          <table:table-cell office:value-type="float" office:value="133502" calcext:value-type="float">
            <text:p>133502</text:p>
          </table:table-cell>
        </table:table-row>
        <table:table-row table:style-name="ro1">
          <table:table-cell office:value-type="float" office:value="135622" calcext:value-type="float">
            <text:p>135622</text:p>
          </table:table-cell>
          <table:table-cell office:value-type="float" office:value="132565" calcext:value-type="float">
            <text:p>132565</text:p>
          </table:table-cell>
        </table:table-row>
        <table:table-row table:style-name="ro1">
          <table:table-cell office:value-type="float" office:value="109589" calcext:value-type="float">
            <text:p>109589</text:p>
          </table:table-cell>
          <table:table-cell office:value-type="float" office:value="118862" calcext:value-type="float">
            <text:p>118862</text:p>
          </table:table-cell>
        </table:table-row>
        <table:table-row table:style-name="ro1">
          <table:table-cell office:value-type="float" office:value="115259" calcext:value-type="float">
            <text:p>115259</text:p>
          </table:table-cell>
          <table:table-cell office:value-type="float" office:value="123495" calcext:value-type="float">
            <text:p>123495</text:p>
          </table:table-cell>
        </table:table-row>
        <table:table-row table:style-name="ro1">
          <table:table-cell office:value-type="float" office:value="182292" calcext:value-type="float">
            <text:p>182292</text:p>
          </table:table-cell>
          <table:table-cell office:value-type="float" office:value="132968" calcext:value-type="float">
            <text:p>132968</text:p>
          </table:table-cell>
        </table:table-row>
        <table:table-row table:style-name="ro1">
          <table:table-cell office:value-type="float" office:value="115247" calcext:value-type="float">
            <text:p>115247</text:p>
          </table:table-cell>
          <table:table-cell office:value-type="float" office:value="121067" calcext:value-type="float">
            <text:p>121067</text:p>
          </table:table-cell>
        </table:table-row>
        <table:table-row table:style-name="ro1">
          <table:table-cell office:value-type="float" office:value="135506" calcext:value-type="float">
            <text:p>135506</text:p>
          </table:table-cell>
          <table:table-cell office:value-type="float" office:value="107764" calcext:value-type="float">
            <text:p>107764</text:p>
          </table:table-cell>
        </table:table-row>
        <table:table-row table:style-name="ro1">
          <table:table-cell office:value-type="float" office:value="133389" calcext:value-type="float">
            <text:p>133389</text:p>
          </table:table-cell>
          <table:table-cell office:value-type="float" office:value="125813" calcext:value-type="float">
            <text:p>125813</text:p>
          </table:table-cell>
        </table:table-row>
        <table:table-row table:style-name="ro1">
          <table:table-cell office:value-type="float" office:value="133691" calcext:value-type="float">
            <text:p>133691</text:p>
          </table:table-cell>
          <table:table-cell office:value-type="float" office:value="131694" calcext:value-type="float">
            <text:p>131694</text:p>
          </table:table-cell>
        </table:table-row>
        <table:table-row table:style-name="ro1">
          <table:table-cell office:value-type="float" office:value="124772" calcext:value-type="float">
            <text:p>124772</text:p>
          </table:table-cell>
          <table:table-cell office:value-type="float" office:value="118888" calcext:value-type="float">
            <text:p>118888</text:p>
          </table:table-cell>
        </table:table-row>
        <table:table-row table:style-name="ro1">
          <table:table-cell office:value-type="float" office:value="105906" calcext:value-type="float">
            <text:p>105906</text:p>
          </table:table-cell>
          <table:table-cell office:value-type="float" office:value="121289" calcext:value-type="float">
            <text:p>121289</text:p>
          </table:table-cell>
        </table:table-row>
        <table:table-row table:style-name="ro1">
          <table:table-cell office:value-type="float" office:value="126167" calcext:value-type="float">
            <text:p>126167</text:p>
          </table:table-cell>
          <table:table-cell office:value-type="float" office:value="112879" calcext:value-type="float">
            <text:p>112879</text:p>
          </table:table-cell>
        </table:table-row>
        <table:table-row table:style-name="ro1">
          <table:table-cell office:value-type="float" office:value="124310" calcext:value-type="float">
            <text:p>124310</text:p>
          </table:table-cell>
          <table:table-cell office:value-type="float" office:value="128319" calcext:value-type="float">
            <text:p>128319</text:p>
          </table:table-cell>
        </table:table-row>
        <table:table-row table:style-name="ro1">
          <table:table-cell office:value-type="float" office:value="163623" calcext:value-type="float">
            <text:p>163623</text:p>
          </table:table-cell>
          <table:table-cell office:value-type="float" office:value="124440" calcext:value-type="float">
            <text:p>124440</text:p>
          </table:table-cell>
        </table:table-row>
        <table:table-row table:style-name="ro1">
          <table:table-cell table:formula="of:=AVERAGE([.A1:.A15])" office:value-type="float" office:value="130158.6" calcext:value-type="float">
            <text:p>130158.6</text:p>
          </table:table-cell>
          <table:table-cell table:formula="of:=AVERAGE([.B1:.B15])" office:value-type="float" office:value="122698.866666667" calcext:value-type="float">
            <text:p>122698.8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22T14:39:17.153760459</meta:creation-date>
    <dc:date>2025-07-22T14:50:19.645905073</dc:date>
    <meta:editing-duration>PT2S</meta:editing-duration>
    <meta:editing-cycles>1</meta:editing-cycles>
    <meta:document-statistic meta:table-count="1" meta:cell-count="32" meta:object-count="0"/>
    <meta:generator>LibreOffice/6.4.7.2$Linux_X86_64 LibreOffice_project/40$Build-2</meta:generator>
  </office:meta>
</office:document-meta>
</file>